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44pt" officeooo:rsid="00113b5c" officeooo:paragraph-rsid="00113b5c" style:font-size-asian="44pt" style:font-size-complex="44pt"/>
    </style:style>
    <style:style style:name="P2" style:family="paragraph" style:parent-style-name="Standard">
      <style:text-properties officeooo:paragraph-rsid="00113b5c"/>
    </style:style>
    <style:style style:name="P3" style:family="paragraph" style:parent-style-name="Standard">
      <style:text-properties fo:font-size="22pt" officeooo:rsid="00113b5c" officeooo:paragraph-rsid="00113b5c" style:font-size-asian="22pt" style:font-size-complex="22pt"/>
    </style:style>
    <style:style style:name="P4" style:family="paragraph" style:parent-style-name="Standard">
      <style:text-properties fo:font-size="22pt" officeooo:rsid="00130f4f" officeooo:paragraph-rsid="00130f4f" style:font-size-asian="19.25pt" style:font-size-complex="22pt"/>
    </style:style>
    <style:style style:name="P5" style:family="paragraph" style:parent-style-name="Standard">
      <style:text-properties fo:font-size="22pt" fo:font-weight="bold" officeooo:rsid="00113b5c" officeooo:paragraph-rsid="00113b5c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22pt" fo:font-weight="bold" officeooo:rsid="00113b5c" officeooo:paragraph-rsid="00113b5c" style:font-size-asian="19.25pt" style:font-weight-asian="bold" style:font-size-complex="22pt" style:font-weight-complex="bold"/>
    </style:style>
    <style:style style:name="P7" style:family="paragraph" style:parent-style-name="Standard">
      <style:text-properties fo:font-size="22pt" officeooo:rsid="00172e22" officeooo:paragraph-rsid="00113b5c" style:font-size-asian="22pt" style:font-size-complex="22pt"/>
    </style:style>
    <style:style style:name="P8" style:family="paragraph" style:parent-style-name="Standard">
      <style:text-properties fo:font-size="16pt" officeooo:rsid="00113b5c" officeooo:paragraph-rsid="001408ba" style:font-size-asian="16pt" style:font-size-complex="16pt"/>
    </style:style>
    <style:style style:name="P9" style:family="paragraph" style:parent-style-name="Text_20_body" style:list-style-name="L1">
      <style:text-properties officeooo:paragraph-rsid="00139241"/>
    </style:style>
    <style:style style:name="P10" style:family="paragraph" style:parent-style-name="Text_20_body" style:list-style-name="L1">
      <style:text-properties officeooo:rsid="00139241" officeooo:paragraph-rsid="00139241"/>
    </style:style>
    <style:style style:name="P11" style:family="paragraph" style:parent-style-name="Text_20_body" style:list-style-name="L1">
      <style:text-properties officeooo:rsid="00176889" officeooo:paragraph-rsid="00176889"/>
    </style:style>
    <style:style style:name="P12" style:family="paragraph" style:parent-style-name="Text_20_body" style:list-style-name="L1">
      <style:text-properties officeooo:rsid="00199978" officeooo:paragraph-rsid="00199978"/>
    </style:style>
    <style:style style:name="T1" style:family="text">
      <style:text-properties officeooo:rsid="00153cf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997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PROJECT SYNOPSIS</text:p>
      <text:p text:style-name="P3"><text:s/></text:p>
      <text:p text:style-name="P3"><text:span text:style-name="T2">TITLE: </text:span><text:span text:style-name="T1">Open a media server </text:span></text:p>
      <text:p text:style-name="P3"><text:s text:c="2"/><text:span text:style-name="T2"><text:s text:c="2"/>AIM:</text:span> <text:span text:style-name="T1">Open </text:span>a media severver using <text:span text:style-name="T1">Uni</text:span>x and <text:s text:c="14"/></text:p>
      <text:p text:style-name="P3"><text:s text:c="13"/><text:span text:style-name="T1">S</text:span>hell scripting <text:span text:style-name="T1">with the search tab </text:span></text:p>
      <text:p text:style-name="P3"/>
      <text:p text:style-name="P5">DESCRIPTION:</text:p>
      <text:p text:style-name="P7"><text:span text:style-name="T3">Th</text:span>is project <text:span text:style-name="T3">is about</text:span> streaming videos through Youtube from terminal in ubuntu using Shell scripting along with the search tab. <text:span text:style-name="T3">Using Shell script in text editor and integrating it with Web browser(Mozilla Firefox) to open Youtube along with search tab. </text:span></text:p>
      <text:p text:style-name="P8"/>
      <text:p text:style-name="P2"/>
      <text:p text:style-name="P6">REQUIREMENTS:</text:p>
      <text:p text:style-name="P2"/>
      <text:list xml:id="list1397308755" text:style-name="L1">
        <text:list-item>
          <text:p text:style-name="P10">Ubuntu 17.10</text:p>
        </text:list-item>
        <text:list-item>
          <text:p text:style-name="P11">Web browser<text:span text:style-name="T3">(Chrome/Mozilla Firefox)</text:span> </text:p>
        </text:list-item>
        <text:list-item>
          <text:p text:style-name="P12">Shell script </text:p>
        </text:list-item>
        <text:list-item>
          <text:p text:style-name="P12">Text editor </text:p>
        </text:list-item>
        <text:list-item>
          <text:p text:style-name="P12">Unix packages </text:p>
          <text:p text:style-name="P9"/>
        </text:list-item>
      </text:list>
      <text:p text:style-name="P4">GROUP DETAILS:</text:p>
      <text:p text:style-name="P4"><text:s text:c="2"/></text:p>
      <text:p text:style-name="P4"><text:s text:c="7"/>NAME <text:s text:c="21"/>USN</text:p>
      <text:p text:style-name="P4">(1)Soujanya.M <text:s text:c="11"/>16UG08055</text:p>
      <text:p text:style-name="P4">(2)Sowjanya <text:s text:c="15"/>16UG08057</text:p>
      <text:p text:style-name="P4">(3)Srikanth.S <text:s text:c="14"/>16UG08059</text:p>
      <text:p text:style-name="P2"/>
      <text:p text:style-name="P2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3:49:32.189527092</meta:creation-date>
    <dc:date>2018-04-13T13:26:35.298689834</dc:date>
    <meta:editing-duration>PT33M21S</meta:editing-duration>
    <meta:editing-cycles>4</meta:editing-cycles>
    <meta:generator>LibreOffice/5.4.5.1$Linux_X86_64 LibreOffice_project/40m0$Build-1</meta:generator>
    <meta:document-statistic meta:table-count="0" meta:image-count="0" meta:object-count="0" meta:page-count="2" meta:paragraph-count="20" meta:word-count="90" meta:character-count="687" meta:non-whitespace-character-count="507"/>
  </office:meta>
</office:document-meta>
</file>